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66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66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style:text-align-source="fix" style:repeat-content="false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double #000000" style:border-line-width="0in 0.0016in 0.0008in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99ff66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number-columns-repeated="6" table:style-name="ce9"/>
          <table:covered-table-cell table:style-name="ce28"/>
          <table:table-cell table:style-name="ce28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9" table:number-columns-repeated="5"/>
          <table:table-cell table:style-name="ce28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6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/>
          <table:table-cell table:style-name="ce17" table:number-columns-repeated="5"/>
          <table:table-cell table:style-name="ce27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18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28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acc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ac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add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adjtime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arch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bdflush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br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ache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acheflus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ap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aps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hroo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ck_adj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ck_getre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ck_g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ck_nanoslee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ck_setti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ne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los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11"/>
          <table:table-cell table:style-name="ce20"/>
          <table:table-cell table:style-name="ce26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creat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delete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dup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dup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dup3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poll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poll_create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poll_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poll_p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poll_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vent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ventfd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xec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xi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exit_group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acces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advise64_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allocat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a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anotify_ma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mo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m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how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n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cntl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data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init_module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or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tata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truncate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utex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futime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cpu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cw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dent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dent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e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e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g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groups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pgrp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pp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andom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e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esg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e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esuid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_robust_list</text:p>
          </table:table-cell>
          <table:table-cell table:style-name="ce14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rusa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t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uid3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nit_modu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notify_add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notify_in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notify_init1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notify_rm_watch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_cance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ctl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_destro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_getevent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per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p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prio_g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prio_se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_setu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o_sub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ip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kc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kexec_lo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key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ki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chow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chown3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g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ink</text:p>
          </table:table-cell>
          <table:table-cell table:style-name="ce23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lis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_llsee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ookup_dcooki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see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sta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lstat64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advi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bi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emfd_crea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inco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k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kdir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kno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knod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map 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map2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oun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office:value-type="string" calcext:value-type="string">
            <text:p>&lt;sys/socket.h&gt;</text:p>
          </table:table-cell>
          <table:table-cell table:number-columns-repeated="1015"/>
        </table:table-row>
        <table:table-row table:style-name="ro1" table:visibility="filter">
          <table:table-cell table:style-name="ce8" office:value-type="string" calcext:value-type="string">
            <text:p>SYS_move_page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protect</text:p>
          </table:table-cell>
          <table:table-cell table:style-name="ce1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getset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notif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ope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timedreceiv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timeds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q_un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re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sg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sg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sgrc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sgs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sync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unlo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unlocka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munmap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memman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name_to_handle_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nanosleep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_newselec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nfsserv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n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open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open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open_by_handle_at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aus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ciconfig_iobas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ciconfig_rea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ciconfig_write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erf_event_ope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ersonal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ip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ip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ivot_r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pol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ead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limit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ocess_vm_read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rocess_vm_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select6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tra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writ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pwritev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quota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a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adahead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ad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ad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ad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boo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map_file_pag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move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nam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name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nameat2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quest_ke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estart_syscal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mdir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acti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pendin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procmas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queue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suspen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sigtimedwa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rt_tgsigqueueinfo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_priority_ma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_priority_mi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g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rr_get_interva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setaffin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setatt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setparam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setschedul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ched_yiel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ccomp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m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mtimedo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ndfil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ndfile64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1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domain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fsg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fsg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fsu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fsuid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group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groups32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host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itime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_mempolicy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n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p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priority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sg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sg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s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s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e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rlimi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_robust_list</text:p>
          </table:table-cell>
          <table:table-cell table:style-name="ce14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s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_thread_area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_tid_address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timeofday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ime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uid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uid32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etxattr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hm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hmctl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hmd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hmge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actio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altstac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nalf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nalfd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pending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procmask</text:p>
          </table:table-cell>
          <table:table-cell table:style-name="ce19"/>
          <table:table-cell table:style-name="ce20"/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return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igsuspend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11"/>
          <table:table-cell table:style-name="ce20"/>
          <table:table-cell table:style-name="ce20" office:value-type="string" calcext:value-type="string">
            <text:p>network</text:p>
          </table:table-cell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tat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tat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tat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tatfs6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wapoff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wapo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mlink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m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nc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nc_file_rang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nc_file_range2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ncf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_sysctl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sfs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sinfo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syslog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e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gkill</text:p>
          </table:table-cell>
          <table:table-cell table:style-name="ce24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_dele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fd_creat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fd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fd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_getoverrun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_g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r_setti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kill</text:p>
          </table:table-cell>
          <table:table-cell table:style-name="ce21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runcate</text:p>
          </table:table-cell>
          <table:table-cell table:style-name="ce19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truncate64</text:p>
          </table:table-cell>
          <table:table-cell table:style-name="ce22"/>
          <table:table-cell table:style-name="ce20"/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getrlimi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mask</text:p>
          </table:table-cell>
          <table:table-cell table:style-name="ce22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thread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mount2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nam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nlink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vfs</text:p>
          </table:table-cell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nlink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nshar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selib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stat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timensat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utimes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vfork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vhangup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vmsplice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vserver</text:p>
          </table:table-cell>
          <table:table-cell table:style-name="ce20" table:number-columns-repeated="6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wait4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waitid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write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visibility="filter">
          <table:table-cell table:style-name="ce8" office:value-type="string" calcext:value-type="string">
            <text:p>SYS_writev</text:p>
          </table:table-cell>
          <table:table-cell table:style-name="ce19"/>
          <table:table-cell table:style-name="ce20" office:value-type="string" calcext:value-type="string">
            <text:p>X</text:p>
          </table:table-cell>
          <table:table-cell table:style-name="ce26" office:value-type="string" calcext:value-type="string">
            <text:p>vfs</text:p>
          </table:table-cell>
          <table:table-cell table:style-name="ce20" table:number-columns-repeated="3"/>
          <table:table-cell table:style-name="ce8"/>
          <table:table-cell table:number-columns-repeated="1016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7" table:display-filter-buttons="true" table:orientation="column">
          <table:filter>
            <table:filter-and>
              <table:filter-condition table:field-number="-13" table:value="network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08:23:59.648091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2-26T11:26:30.646080487</dc:date>
    <meta:editing-duration>P12DT1H33M50S</meta:editing-duration>
    <meta:editing-cycles>56</meta:editing-cycles>
    <meta:document-statistic meta:table-count="1" meta:cell-count="890" meta:object-count="0"/>
  </office:meta>
</office:document-meta>
</file>